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2.501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regular text</text:p>
      <text:p text:style-name="P1"><text:tab/>Some text starting with a TAB.</text:p>
      <text:p text:style-name="P1"><text:tab/>Some more starting with a TAB.</text:p>
      <text:p text:style-name="P1"><text:tab/><text:tab/>Some text indented with two TABs.</text:p>
      <text:p text:style-name="P1"><text:tab/>Another text with one level of indentation</text:p>
      <text:p text:style-name="P1">Some regular text.</text:p>
      <text:p text:style-name="P1">Some text with a<text:tab/>TAB<text:tab/>as content.</text:p>
      <text:p text:style-name="P1">Some regular text.</text:p>
      <text:p text:style-name="P2">Some indented text</text:p>
      <text:p text:style-name="P2">Another indented paragraph.</text:p>
      <text:p text:style-name="P3">A paragraph indented twice</text:p>
      <text:p text:style-name="P2">Again, only one level of indentation.</text:p>
      <text:p text:style-name="P4">Some regula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Bernhard Haumacher</meta:initial-creator>
    <meta:creation-date>2007-05-22T09:26:42</meta:creation-date>
    <dc:creator>Bernhard Haumacher</dc:creator>
    <dc:date>2007-05-22T09:27:03</dc:date>
    <dc:language>de-DE</dc:language>
    <meta:editing-cycles>2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60" meta:character-count="351"/>
  </office:meta>
</office:document-meta>
</file>